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76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77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78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79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80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81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82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86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89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91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93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94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95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96" style:family="paragraph" style:parent-style-name="Standard" style:list-style-name="WWNum6"/>
    <style:style style:name="P97" style:family="paragraph" style:parent-style-name="Standard">
      <style:text-properties officeooo:rsid="01e2de35" officeooo:paragraph-rsid="01e2de35"/>
    </style:style>
    <style:style style:name="P98" style:family="paragraph" style:parent-style-name="Standard">
      <style:text-properties officeooo:rsid="01ea6bc0" officeooo:paragraph-rsid="01ea6bc0"/>
    </style:style>
    <style:style style:name="P99" style:family="paragraph" style:parent-style-name="Standard">
      <style:text-properties officeooo:rsid="01ecb4da" officeooo:paragraph-rsid="01ecb4da"/>
    </style:style>
    <style:style style:name="P100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01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02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03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04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05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06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07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08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09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10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11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12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13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5dfafb" style:font-style-asian="normal" style:font-style-complex="normal"/>
    </style:style>
    <style:style style:name="T50" style:family="text">
      <style:text-properties fo:font-style="normal" officeooo:rsid="015ea20c" style:font-style-asian="normal" style:font-style-complex="normal"/>
    </style:style>
    <style:style style:name="T51" style:family="text">
      <style:text-properties fo:font-style="normal" officeooo:rsid="01603982" style:font-style-asian="normal" style:font-style-complex="normal"/>
    </style:style>
    <style:style style:name="T52" style:family="text">
      <style:text-properties fo:font-style="normal" officeooo:rsid="01647727" style:font-style-asian="normal" style:font-style-complex="normal"/>
    </style:style>
    <style:style style:name="T53" style:family="text">
      <style:text-properties fo:font-style="normal" officeooo:rsid="01659315" style:font-style-asian="normal" style:font-style-complex="normal"/>
    </style:style>
    <style:style style:name="T54" style:family="text">
      <style:text-properties fo:font-style="normal" officeooo:rsid="01659f56" style:font-style-asian="normal" style:font-style-complex="normal"/>
    </style:style>
    <style:style style:name="T55" style:family="text">
      <style:text-properties fo:font-style="normal" officeooo:rsid="0174b125" style:font-style-asian="normal" style:font-style-complex="normal"/>
    </style:style>
    <style:style style:name="T56" style:family="text">
      <style:text-properties fo:font-style="normal" officeooo:rsid="0174bef8" style:font-style-asian="normal" style:font-style-complex="normal"/>
    </style:style>
    <style:style style:name="T57" style:family="text">
      <style:text-properties fo:font-style="normal" officeooo:rsid="0174e7a9" style:font-style-asian="normal" style:font-style-complex="normal"/>
    </style:style>
    <style:style style:name="T58" style:family="text">
      <style:text-properties fo:font-style="normal" officeooo:rsid="0175878c" style:font-style-asian="normal" style:font-style-complex="normal"/>
    </style:style>
    <style:style style:name="T59" style:family="text">
      <style:text-properties fo:font-style="normal" officeooo:rsid="017744a8" style:font-style-asian="normal" style:font-style-complex="normal"/>
    </style:style>
    <style:style style:name="T60" style:family="text">
      <style:text-properties fo:font-style="normal" officeooo:rsid="01786483" style:font-style-asian="normal" style:font-style-complex="normal"/>
    </style:style>
    <style:style style:name="T61" style:family="text">
      <style:text-properties fo:font-style="normal" officeooo:rsid="01e8e495" style:font-style-asian="normal" style:font-style-complex="normal"/>
    </style:style>
    <style:style style:name="T62" style:family="text">
      <style:text-properties fo:font-style="normal" officeooo:rsid="01eb8801" style:font-style-asian="normal" style:font-style-complex="normal"/>
    </style:style>
    <style:style style:name="T63" style:family="text">
      <style:text-properties fo:font-style="normal" officeooo:rsid="01ec5a6e" style:font-style-asian="normal" style:font-style-complex="normal"/>
    </style:style>
    <style:style style:name="T64" style:family="text">
      <style:text-properties fo:font-style="normal" officeooo:rsid="01ee68ad" style:font-style-asian="normal" style:font-style-complex="normal"/>
    </style:style>
    <style:style style:name="T65" style:family="text">
      <style:text-properties officeooo:rsid="0042b769"/>
    </style:style>
    <style:style style:name="T66" style:family="text">
      <style:text-properties officeooo:rsid="00541c57"/>
    </style:style>
    <style:style style:name="T67" style:family="text">
      <style:text-properties officeooo:rsid="00597afe"/>
    </style:style>
    <style:style style:name="T68" style:family="text">
      <style:text-properties officeooo:rsid="005e0906"/>
    </style:style>
    <style:style style:name="T69" style:family="text">
      <style:text-properties officeooo:rsid="005f1f19"/>
    </style:style>
    <style:style style:name="T70" style:family="text">
      <style:text-properties officeooo:rsid="006061b9"/>
    </style:style>
    <style:style style:name="T71" style:family="text">
      <style:text-properties officeooo:rsid="007fa542"/>
    </style:style>
    <style:style style:name="T72" style:family="text">
      <style:text-properties officeooo:rsid="0080e77e"/>
    </style:style>
    <style:style style:name="T73" style:family="text">
      <style:text-properties officeooo:rsid="008a889f"/>
    </style:style>
    <style:style style:name="T74" style:family="text">
      <style:text-properties officeooo:rsid="00917b7d"/>
    </style:style>
    <style:style style:name="T75" style:family="text">
      <style:text-properties officeooo:rsid="00997e77"/>
    </style:style>
    <style:style style:name="T76" style:family="text">
      <style:text-properties officeooo:rsid="009cba46"/>
    </style:style>
    <style:style style:name="T77" style:family="text">
      <style:text-properties officeooo:rsid="00a13d21"/>
    </style:style>
    <style:style style:name="T78" style:family="text">
      <style:text-properties officeooo:rsid="00a48390"/>
    </style:style>
    <style:style style:name="T79" style:family="text">
      <style:text-properties officeooo:rsid="00a869c4"/>
    </style:style>
    <style:style style:name="T80" style:family="text">
      <style:text-properties officeooo:rsid="00b24023"/>
    </style:style>
    <style:style style:name="T81" style:family="text">
      <style:text-properties officeooo:rsid="00b30ebe"/>
    </style:style>
    <style:style style:name="T82" style:family="text">
      <style:text-properties officeooo:rsid="00b766f7"/>
    </style:style>
    <style:style style:name="T83" style:family="text">
      <style:text-properties officeooo:rsid="00bd0aa0"/>
    </style:style>
    <style:style style:name="T84" style:family="text">
      <style:text-properties officeooo:rsid="00cb668b"/>
    </style:style>
    <style:style style:name="T85" style:family="text">
      <style:text-properties officeooo:rsid="00d1193d"/>
    </style:style>
    <style:style style:name="T86" style:family="text">
      <style:text-properties officeooo:rsid="00d4ee9c"/>
    </style:style>
    <style:style style:name="T87" style:family="text">
      <style:text-properties officeooo:rsid="00dbabb0"/>
    </style:style>
    <style:style style:name="T88" style:family="text">
      <style:text-properties officeooo:rsid="00dcde7e"/>
    </style:style>
    <style:style style:name="T89" style:family="text">
      <style:text-properties officeooo:rsid="00dd93b5"/>
    </style:style>
    <style:style style:name="T90" style:family="text">
      <style:text-properties officeooo:rsid="00de019b"/>
    </style:style>
    <style:style style:name="T91" style:family="text">
      <style:text-properties officeooo:rsid="00e2ac01"/>
    </style:style>
    <style:style style:name="T92" style:family="text">
      <style:text-properties officeooo:rsid="00e66bf2"/>
    </style:style>
    <style:style style:name="T93" style:family="text">
      <style:text-properties officeooo:rsid="00e8269c"/>
    </style:style>
    <style:style style:name="T94" style:family="text">
      <style:text-properties officeooo:rsid="00eaf19c"/>
    </style:style>
    <style:style style:name="T95" style:family="text">
      <style:text-properties officeooo:rsid="00eca372"/>
    </style:style>
    <style:style style:name="T96" style:family="text">
      <style:text-properties officeooo:rsid="00ee020c"/>
    </style:style>
    <style:style style:name="T97" style:family="text">
      <style:text-properties officeooo:rsid="00f033f7"/>
    </style:style>
    <style:style style:name="T98" style:family="text">
      <style:text-properties officeooo:rsid="00f19f9c"/>
    </style:style>
    <style:style style:name="T99" style:family="text">
      <style:text-properties officeooo:rsid="00f2a3bc"/>
    </style:style>
    <style:style style:name="T100" style:family="text">
      <style:text-properties officeooo:rsid="00ff01ec"/>
    </style:style>
    <style:style style:name="T101" style:family="text">
      <style:text-properties officeooo:rsid="01047326"/>
    </style:style>
    <style:style style:name="T102" style:family="text">
      <style:text-properties officeooo:rsid="01065245"/>
    </style:style>
    <style:style style:name="T103" style:family="text">
      <style:text-properties officeooo:rsid="01093592"/>
    </style:style>
    <style:style style:name="T104" style:family="text">
      <style:text-properties officeooo:rsid="01149102"/>
    </style:style>
    <style:style style:name="T105" style:family="text">
      <style:text-properties officeooo:rsid="01177c28"/>
    </style:style>
    <style:style style:name="T106" style:family="text">
      <style:text-properties officeooo:rsid="01197356"/>
    </style:style>
    <style:style style:name="T107" style:family="text">
      <style:text-properties officeooo:rsid="01240468"/>
    </style:style>
    <style:style style:name="T108" style:family="text">
      <style:text-properties officeooo:rsid="0129b311"/>
    </style:style>
    <style:style style:name="T109" style:family="text">
      <style:text-properties officeooo:rsid="012eb3bd"/>
    </style:style>
    <style:style style:name="T110" style:family="text">
      <style:text-properties officeooo:rsid="013060dc"/>
    </style:style>
    <style:style style:name="T111" style:family="text">
      <style:text-properties officeooo:rsid="01332fbe"/>
    </style:style>
    <style:style style:name="T112" style:family="text">
      <style:text-properties officeooo:rsid="01334a1b"/>
    </style:style>
    <style:style style:name="T113" style:family="text">
      <style:text-properties officeooo:rsid="0138af84"/>
    </style:style>
    <style:style style:name="T114" style:family="text">
      <style:text-properties officeooo:rsid="01391f7a"/>
    </style:style>
    <style:style style:name="T115" style:family="text">
      <style:text-properties officeooo:rsid="01396d38"/>
    </style:style>
    <style:style style:name="T116" style:family="text">
      <style:text-properties officeooo:rsid="01416c98"/>
    </style:style>
    <style:style style:name="T117" style:family="text">
      <style:text-properties officeooo:rsid="0142dfb3"/>
    </style:style>
    <style:style style:name="T118" style:family="text">
      <style:text-properties officeooo:rsid="01454bdb"/>
    </style:style>
    <style:style style:name="T119" style:family="text">
      <style:text-properties officeooo:rsid="01464c41"/>
    </style:style>
    <style:style style:name="T120" style:family="text">
      <style:text-properties officeooo:rsid="0147e568"/>
    </style:style>
    <style:style style:name="T121" style:family="text">
      <style:text-properties officeooo:rsid="014958df"/>
    </style:style>
    <style:style style:name="T122" style:family="text">
      <style:text-properties officeooo:rsid="0149fa23"/>
    </style:style>
    <style:style style:name="T123" style:family="text">
      <style:text-properties officeooo:rsid="014ba96e"/>
    </style:style>
    <style:style style:name="T124" style:family="text">
      <style:text-properties officeooo:rsid="015146aa"/>
    </style:style>
    <style:style style:name="T125" style:family="text">
      <style:text-properties officeooo:rsid="01531eda"/>
    </style:style>
    <style:style style:name="T126" style:family="text">
      <style:text-properties officeooo:rsid="0154afaf"/>
    </style:style>
    <style:style style:name="T127" style:family="text">
      <style:text-properties officeooo:rsid="01558f9a"/>
    </style:style>
    <style:style style:name="T128" style:family="text">
      <style:text-properties officeooo:rsid="0155caff"/>
    </style:style>
    <style:style style:name="T129" style:family="text">
      <style:text-properties officeooo:rsid="015604d9"/>
    </style:style>
    <style:style style:name="T130" style:family="text">
      <style:text-properties officeooo:rsid="01568621"/>
    </style:style>
    <style:style style:name="T131" style:family="text">
      <style:text-properties officeooo:rsid="0159312b"/>
    </style:style>
    <style:style style:name="T132" style:family="text">
      <style:text-properties officeooo:rsid="01639bed"/>
    </style:style>
    <style:style style:name="T133" style:family="text">
      <style:text-properties officeooo:rsid="01683e75"/>
    </style:style>
    <style:style style:name="T134" style:family="text">
      <style:text-properties officeooo:rsid="016a1a94"/>
    </style:style>
    <style:style style:name="T135" style:family="text">
      <style:text-properties officeooo:rsid="016ba0df"/>
    </style:style>
    <style:style style:name="T136" style:family="text">
      <style:text-properties officeooo:rsid="016f62d0"/>
    </style:style>
    <style:style style:name="T137" style:family="text">
      <style:text-properties officeooo:rsid="0170f4a1"/>
    </style:style>
    <style:style style:name="T138" style:family="text">
      <style:text-properties officeooo:rsid="01722755"/>
    </style:style>
    <style:style style:name="T139" style:family="text">
      <style:text-properties officeooo:rsid="01800fe0"/>
    </style:style>
    <style:style style:name="T140" style:family="text">
      <style:text-properties officeooo:rsid="0180dcd8"/>
    </style:style>
    <style:style style:name="T141" style:family="text">
      <style:text-properties officeooo:rsid="0182407d"/>
    </style:style>
    <style:style style:name="T142" style:family="text">
      <style:text-properties officeooo:rsid="01842d5b"/>
    </style:style>
    <style:style style:name="T143" style:family="text">
      <style:text-properties officeooo:rsid="0185d8af"/>
    </style:style>
    <style:style style:name="T144" style:family="text">
      <style:text-properties officeooo:rsid="018b0d98"/>
    </style:style>
    <style:style style:name="T145" style:family="text">
      <style:text-properties officeooo:rsid="018c298e"/>
    </style:style>
    <style:style style:name="T146" style:family="text">
      <style:text-properties officeooo:rsid="018dcb90"/>
    </style:style>
    <style:style style:name="T147" style:family="text">
      <style:text-properties officeooo:rsid="018e5e05"/>
    </style:style>
    <style:style style:name="T148" style:family="text">
      <style:text-properties officeooo:rsid="019120c5"/>
    </style:style>
    <style:style style:name="T149" style:family="text">
      <style:text-properties officeooo:rsid="01939914"/>
    </style:style>
    <style:style style:name="T150" style:family="text">
      <style:text-properties officeooo:rsid="0194468e"/>
    </style:style>
    <style:style style:name="T151" style:family="text">
      <style:text-properties officeooo:rsid="01963768"/>
    </style:style>
    <style:style style:name="T152" style:family="text">
      <style:text-properties officeooo:rsid="01986936"/>
    </style:style>
    <style:style style:name="T153" style:family="text">
      <style:text-properties officeooo:rsid="019a3982"/>
    </style:style>
    <style:style style:name="T154" style:family="text">
      <style:text-properties officeooo:rsid="019b0111"/>
    </style:style>
    <style:style style:name="T155" style:family="text">
      <style:text-properties officeooo:rsid="019d4473"/>
    </style:style>
    <style:style style:name="T156" style:family="text">
      <style:text-properties officeooo:rsid="019dfc96"/>
    </style:style>
    <style:style style:name="T157" style:family="text">
      <style:text-properties officeooo:rsid="01a18eb2"/>
    </style:style>
    <style:style style:name="T158" style:family="text">
      <style:text-properties officeooo:rsid="01a1f051"/>
    </style:style>
    <style:style style:name="T159" style:family="text">
      <style:text-properties officeooo:rsid="01a38c61"/>
    </style:style>
    <style:style style:name="T160" style:family="text">
      <style:text-properties officeooo:rsid="01a87276"/>
    </style:style>
    <style:style style:name="T161" style:family="text">
      <style:text-properties officeooo:rsid="01a91e76"/>
    </style:style>
    <style:style style:name="T162" style:family="text">
      <style:text-properties officeooo:rsid="01abead5"/>
    </style:style>
    <style:style style:name="T163" style:family="text">
      <style:text-properties officeooo:rsid="01b050b1"/>
    </style:style>
    <style:style style:name="T164" style:family="text">
      <style:text-properties officeooo:rsid="01b3970b"/>
    </style:style>
    <style:style style:name="T165" style:family="text">
      <style:text-properties officeooo:rsid="01b48c38"/>
    </style:style>
    <style:style style:name="T166" style:family="text">
      <style:text-properties officeooo:rsid="01bca517"/>
    </style:style>
    <style:style style:name="T167" style:family="text">
      <style:text-properties officeooo:rsid="01bd5f8d"/>
    </style:style>
    <style:style style:name="T168" style:family="text">
      <style:text-properties officeooo:rsid="01bd76c7"/>
    </style:style>
    <style:style style:name="T169" style:family="text">
      <style:text-properties officeooo:rsid="01bea79d"/>
    </style:style>
    <style:style style:name="T170" style:family="text">
      <style:text-properties officeooo:rsid="01bec943"/>
    </style:style>
    <style:style style:name="T171" style:family="text">
      <style:text-properties officeooo:rsid="01c0d976"/>
    </style:style>
    <style:style style:name="T172" style:family="text">
      <style:text-properties officeooo:rsid="01c1a0de"/>
    </style:style>
    <style:style style:name="T173" style:family="text">
      <style:text-properties officeooo:rsid="01ccbf8c"/>
    </style:style>
    <style:style style:name="T174" style:family="text">
      <style:text-properties officeooo:rsid="01d6a766"/>
    </style:style>
    <style:style style:name="T175" style:family="text">
      <style:text-properties officeooo:rsid="01d6d4b0"/>
    </style:style>
    <style:style style:name="T176" style:family="text">
      <style:text-properties officeooo:rsid="01d88e03"/>
    </style:style>
    <style:style style:name="T177" style:family="text">
      <style:text-properties officeooo:rsid="01daa537"/>
    </style:style>
    <style:style style:name="T178" style:family="text">
      <style:text-properties officeooo:rsid="01dc6b95"/>
    </style:style>
    <style:style style:name="T179" style:family="text">
      <style:text-properties officeooo:rsid="01dcf323"/>
    </style:style>
    <style:style style:name="T180" style:family="text">
      <style:text-properties officeooo:rsid="01dd6423"/>
    </style:style>
    <style:style style:name="T181" style:family="text">
      <style:text-properties officeooo:rsid="01dda297"/>
    </style:style>
    <style:style style:name="T182" style:family="text">
      <style:text-properties officeooo:rsid="01e00cd7"/>
    </style:style>
    <style:style style:name="T183" style:family="text">
      <style:text-properties officeooo:rsid="01e1b576"/>
    </style:style>
    <style:style style:name="T184" style:family="text">
      <style:text-properties officeooo:rsid="01e2a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2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3">extension </text:span><text:span text:style-name="T184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1">hello</text:span>’ <text:tab/><text:tab/><text:tab/><text:tab/><text:span text:style-name="T92">\</text:span>033 <text:span text:style-name="T93">equal to </text:span>\e</text:p>
      <text:p text:style-name="P43"><text:tab/><text:tab/><text:tab/><text:tab/><text:tab/><text:tab/><text:tab/><text:tab/>33 <text:span text:style-name="T96">for </text:span>backgroun<text:span text:style-name="T94">d color</text:span></text:p>
      <text:p text:style-name="P43"><text:tab/><text:tab/><text:tab/><text:tab/><text:tab/><text:tab/><text:tab/><text:tab/>31 <text:span text:style-name="T95">for </text:span>text <text:span text:style-name="T97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98">color</text:span>**</text:p>
      <text:p text:style-name="P5"><text:tab/><text:tab/><text:tab/><text:span text:style-name="T99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1">N</text:span><text:tab/><text:tab/><text:tab/><text:tab/><text:tab/><text:tab/><text:tab/><text:span text:style-name="T102">exit with status N</text:span></text:p>
      <text:p text:style-name="P46">exit 0<text:tab/><text:tab/><text:tab/><text:tab/><text:tab/><text:tab/><text:tab/><text:span text:style-name="T103">normal exit, any else will be error</text:span></text:p>
      <text:p text:style-name="P46"/>
      <text:p text:style-name="P46">**<text:span text:style-name="T177">system configuration</text:span>**</text:p>
      <text:p text:style-name="P74"><text:span text:style-name="T178">wmctrl -</text:span><text:span text:style-name="T179">m<text:tab/><text:tab/><text:tab/><text:tab/>display </text:span><text:span text:style-name="T180">the running windows manager</text:span><text:span text:style-name="T178"> </text:span><text:span text:style-name="T181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4">software install**</text:span></text:p>
      <text:p text:style-name="P48">apt<text:tab/><text:tab/><text:tab/><text:tab/><text:tab/><text:tab/><text:tab/><text:tab/><text:tab/><text:tab/><text:tab/>install <text:span text:style-name="T105">software</text:span></text:p>
      <text:p text:style-name="P49">sudo apt-get –purge <text:span text:style-name="T106">remove software_name<text:tab/>uninstall software</text:span></text:p>
      <text:p text:style-name="P50">apt search <text:span text:style-name="T107">software_name</text:span><text:tab/><text:tab/><text:tab/><text:tab/><text:tab/><text:tab/>search for the software</text:p>
      <text:p text:style-name="P52">sudo apt-get install <text:span text:style-name="T110">software_name</text:span><text:tab/><text:tab/><text:tab/><text:tab/><text:span text:style-name="T109">install software</text:span></text:p>
      <text:p text:style-name="P53">sudo apt-get update<text:tab/><text:tab/><text:tab/><text:tab/><text:tab/><text:tab/><text:tab/><text:span text:style-name="T111">update</text:span></text:p>
      <text:p text:style-name="P54">sudo apt-get upgrade<text:tab/><text:tab/><text:tab/><text:tab/><text:tab/><text:tab/><text:tab/><text:span text:style-name="T112">upgrade</text:span></text:p>
      <text:p text:style-name="P52"/>
      <text:p text:style-name="P13">**<text:span text:style-name="T7">system info</text:span>**</text:p>
      <text:p text:style-name="P8">hostname<text:tab/><text:tab/><text:tab/><text:tab/><text:tab/><text:tab/><text:span text:style-name="T114">show/set </text:span><text:span text:style-name="T8">computer name</text:span></text:p>
      <text:p text:style-name="P55">domainname<text:tab/><text:tab/><text:tab/><text:tab/><text:tab/><text:tab/><text:span text:style-name="T113">show/set </text:span><text:span text:style-name="T115">NIS/YP domain name</text:span></text:p>
      <text:p text:style-name="P56"><text:soft-page-break/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8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4">search**</text:span></text:p>
      <text:p text:style-name="P64">locate<text:tab/><text:tab/><text:tab/><text:tab/><text:tab/><text:tab/><text:tab/><text:span text:style-name="T136">find </text:span><text:span text:style-name="T138">files by name</text:span></text:p>
      <text:p text:style-name="P65"><text:span text:style-name="T135">find<text:tab/><text:tab/><text:tab/><text:tab/><text:tab/><text:tab/><text:tab/><text:tab/></text:span><text:span text:style-name="T137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8">sys/bus/</text:span><text:span text:style-name="T55">memory/devices/ </text:span><text:span text:style-name="T56">|grep removable|cat </text:span><text:span text:style-name="T57">|grep 0<text:tab/><text:tab/></text:span></text:p>
      <text:p text:style-name="P67"><text:span text:style-name="T57"><text:tab/><text:tab/><text:tab/><text:tab/><text:tab/><text:tab/><text:tab/><text:tab/></text:span><text:span text:style-name="T58">find all removable==0 </text:span><text:span text:style-name="T59">among <text:s/></text:span><text:span text:style-name="T60">all devices in <text:tab/><text:tab/><text:tab/><text:tab/><text:tab/><text:tab/><text:tab/><text:tab/><text:tab/><text:tab/><text:tab/><text:tab/></text:span><text:span text:style-name="T59">/sysbus/memory/devices</text:span></text:p>
      <text:p text:style-name="P13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0">also use to create file</text:span></text:p>
      <text:p text:style-name="P60">rm<text:tab/><text:tab/><text:tab/><text:tab/><text:tab/><text:tab/><text:tab/><text:tab/>delete file<text:span text:style-name="T116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pwd<text:tab/><text:tab/><text:tab/><text:tab/><text:tab/><text:tab/><text:tab/><text:tab/>print current working directory</text:p>
      <text:p text:style-name="P13"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13">mv<text:tab/><text:tab/><text:tab/><text:tab/><text:tab/><text:tab/><text:tab/><text:tab/>move oldname to new</text:p>
      <text:p text:style-name="P13"/>
      <text:p text:style-name="P13"><text:soft-page-break/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08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pan text:style-name="T66"><text:tab/><text:tab/><text:tab/><text:tab/>m</text:span>ake content of PATH available to child processes of this shell.</text:p>
      <text:p text:style-name="P33">export PATH=$PATH:directory<text:tab/> <text:span text:style-name="T81">add path, </text:span>directory <text:span text:style-name="T80">is the path want to add</text:span></text:p>
      <text:p text:style-name="P16"><text:tab/><text:tab/><text:tab/><text:tab/><text:tab/><text:tab/><text:tab/><text:tab/><text:span text:style-name="T82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<text:soft-page-break/>I<text:tab/>inherited</text:p>
      <text:p text:style-name="P19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97">less <text:span text:style-name="T48">/proc/modules<text:tab/></text:span><text:span text:style-name="T61">get modules info</text:span></text:p>
      <text:p text:style-name="P98"><text:span text:style-name="T61">l</text:span><text:span text:style-name="T48">smod<text:tab/><text:tab/><text:tab/><text:tab/></text:span><text:span text:style-name="T62">list </text:span><text:span text:style-name="T63">modules</text:span></text:p>
      <text:p text:style-name="P99"><text:span text:style-name="T63">m</text:span><text:span text:style-name="T48">odinfo<text:tab/><text:tab/><text:tab/><text:tab/></text:span><text:span text:style-name="T64">info about module</text:span></text:p>
      <text:p text:style-name="P97"><text:span text:style-name="T48"/></text:p>
      <text:p text:style-name="P22">**CPU info**</text:p>
      <text:p text:style-name="P23">lscpu</text:p>
      <text:p text:style-name="P24">cat /<text:span text:style-name="T47">proc/</text:span><text:span text:style-name="T48">cpuinfo</text:span></text:p>
      <text:p text:style-name="P25">nproc</text:p>
      <text:p text:style-name="P26">cpuid</text:p>
      <text:p text:style-name="P27">rdmsr<text:tab/><text:tab/><text:tab/><text:span text:style-name="T65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68">BIOS info</text:span>**</text:p>
      <text:p text:style-name="P36">dmidecode<text:tab/><text:tab/>dmidecode <text:span text:style-name="T70">t</text:span>oo<text:span text:style-name="T69">l include: </text:span>dmidecode, biosdecode, </text:p>
      <text:p text:style-name="P36"><text:tab/><text:tab/><text:tab/><text:tab/>vpddecode (vital product data),ownership</text:p>
      <text:p text:style-name="P35">biosdecode<text:bookmark text:name="_Toc48743923"/></text:p>
      <text:list xml:id="list3281176850" text:style-name="WWNum6">
        <text:list-header>
          <text:p text:style-name="P96"/>
          <text:p text:style-name="P100">**<text:span text:style-name="T67">memory info</text:span>**</text:p>
        </text:list-header>
      </text:list>
      <text:list xml:id="list4075848699" text:style-name="WWNum7">
        <text:list-header>
          <text:p text:style-name="P101">dmidecode -type memory</text:p>
        </text:list-header>
      </text:list>
      <text:p text:style-name="P75">dmidecode -t 16</text:p>
      <text:list xml:id="list142915160269194" text:continue-numbering="true" text:style-name="WWNum7">
        <text:list-header>
          <text:p text:style-name="P101">free</text:p>
          <text:p text:style-name="P101">cat /proc/meminfo</text:p>
          <text:p text:style-name="P101">vmstat -s</text:p>
        </text:list-header>
      </text:list>
      <text:p text:style-name="P31">查看物理内存访问权限：</text:p>
      <text:list xml:id="list3232441818" text:style-name="WWNum8">
        <text:list-header>
          <text:p text:style-name="P102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Number:hard links to the file</text:p>
      <text:p text:style-name="P31">Next two words: file owner and group</text:p>
      <text:p text:style-name="P31">Number: file size</text:p>
      <text:p text:style-name="P31">Date and time <text:span text:style-name="T121">last </text:span><text:span text:style-name="T122">time file is </text:span><text:span text:style-name="T121">read</text:span><text:span text:style-name="T123">(atime)</text:span></text:p>
      <text:p text:style-name="P31">File name</text:p>
      <text:list xml:id="list2685976107" text:style-name="WWNum9">
        <text:list-header>
          <text:p text:style-name="P112">ls -l –time=xxx</text:p>
          <text:p text:style-name="P103">atime<text:tab/><text:tab/><text:tab/><text:tab/><text:span text:style-name="T124">last access </text:span><text:span text:style-name="T125">time</text:span></text:p>
          <text:p text:style-name="P103">access<text:tab/><text:tab/><text:tab/><text:tab/><text:span text:style-name="T125">last access time? </text:span><text:span text:style-name="T126">What difference?</text:span></text:p>
          <text:p text:style-name="P103"><text:span text:style-name="T129">u</text:span>se<text:tab/><text:tab/><text:tab/><text:tab/><text:tab/><text:span text:style-name="T127">last used </text:span><text:span text:style-name="T128">time</text:span></text:p>
        </text:list-header>
      </text:list>
      <text:p text:style-name="P82">ctime<text:tab/><text:tab/><text:tab/><text:tab/><text:span text:style-name="T130">last change inode time</text:span></text:p>
      <text:p text:style-name="P82">status<text:tab/><text:tab/><text:tab/><text:tab/>???</text:p>
      <text:p text:style-name="P82"/>
      <text:list xml:id="list142915330195852" text:continue-numbering="true" text:style-name="WWNum9">
        <text:list-header>
          <text:p text:style-name="P104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><text:soft-page-break/></text:p>
      <text:p text:style-name="P37">**<text:span text:style-name="T71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2">PCI</text:span>**</text:p>
      <text:p text:style-name="P68">lspci<text:tab/><text:tab/><text:tab/><text:tab/><text:tab/><text:tab/><text:tab/>list all pci devices</text:p>
      <text:p text:style-name="P68">lspci -<text:span text:style-name="T144">t<text:tab/><text:tab/><text:tab/><text:tab/><text:tab/><text:tab/><text:tab/></text:span><text:span text:style-name="T145">list in tree format</text:span></text:p>
      <text:p text:style-name="P73"><text:span text:style-name="T170">sudo </text:span>lspci -H1/<text:span text:style-name="T168">H2</text:span><text:tab/><text:tab/><text:tab/><text:tab/><text:span text:style-name="T166">direct hardware access </text:span><text:span text:style-name="T167">via Intel Configuration mechanism 1/</text:span><text:span text:style-name="T169">2</text:span><text:span text:style-name="T167">.</text:span></text:p>
      <text:p text:style-name="P69"><text:span text:style-name="T147">sudo </text:span>lspci -v<text:tab/><text:tab/><text:tab/><text:tab/><text:tab/><text:tab/><text:span text:style-name="T146">verbose information</text:span></text:p>
      <text:p text:style-name="P70">sudo lspci -vv<text:tab/><text:tab/><text:tab/><text:tab/><text:tab/><text:span text:style-name="T148">more verbose</text:span></text:p>
      <text:p text:style-name="P71">sudo lspci -vvv<text:tab/><text:tab/><text:tab/><text:tab/><text:tab/><text:span text:style-name="T150">more and </text:span><text:span text:style-name="T149">more verbose</text:span></text:p>
      <text:p text:style-name="P72">lspci -k<text:tab/><text:tab/><text:tab/><text:tab/><text:tab/><text:tab/><text:tab/>show driver of device</text:p>
      <text:list xml:id="list2049982879" text:style-name="WWNum11">
        <text:list-header>
          <text:p text:style-name="P105">sudo lspci -xxx<text:tab/><text:tab/><text:tab/><text:tab/><text:tab/><text:span text:style-name="T141">display cfg </text:span><text:span text:style-name="T142">space.</text:span></text:p>
          <text:p text:style-name="P106">sudo lspci -xxxx<text:tab/><text:tab/><text:tab/><text:tab/><text:tab/>display extended <text:span text:style-name="T139">PCI cfg </text:span><text:span text:style-name="T143">space</text:span><text:span text:style-name="T139">, </text:span><text:span text:style-name="T140">4096 byte</text:span></text:p>
        </text:list-header>
      </text:list>
      <text:p text:style-name="P86">lspci -s <text:span text:style-name="T155">0000:00:17.0<text:tab/><text:tab/><text:tab/><text:tab/>display domain0:bus0:dev0.fun0 device </text:span><text:span text:style-name="T156">cfg space</text:span></text:p>
      <text:p text:style-name="P87">lspci -d 8086:a352<text:tab/><text:tab/><text:tab/><text:tab/><text:span text:style-name="T157">display vendor </text:span><text:span text:style-name="T158">ID </text:span><text:span text:style-name="T157">8086, device ID a352 </text:span><text:span text:style-name="T159">device</text:span></text:p>
      <text:p text:style-name="P88">lspci -i<text:tab/><text:tab/><text:tab/><text:tab/><text:tab/><text:tab/><text:tab/><text:span text:style-name="T160">specify </text:span><text:span text:style-name="T161">PCI ID</text:span><text:span text:style-name="T160"> file </text:span><text:span text:style-name="T161">instead of <text:s/></text:span><text:span text:style-name="T160">pci.ids</text:span></text:p>
      <text:p text:style-name="P85">lspci -n<text:span text:style-name="T153">n<text:tab/><text:tab/><text:tab/><text:tab/><text:tab/><text:tab/><text:tab/></text:span><text:span text:style-name="T154">display vendor ID and device ID</text:span></text:p>
      <text:p text:style-name="P83">lspci -P<text:tab/><text:tab/><text:tab/><text:tab/><text:tab/><text:tab/><text:tab/><text:span text:style-name="T151">list by path through bridge</text:span></text:p>
      <text:p text:style-name="P84">lspci -PP<text:tab/><text:tab/><text:tab/><text:tab/><text:tab/><text:tab/><text:span text:style-name="T151">list by path through bridge, </text:span><text:span text:style-name="T152">show bdf</text:span></text:p>
      <text:p text:style-name="P89"><text:bookmark text:name="_Toc48743926"/>echo 1&gt;/sys/bus/pci/rescan<text:tab/><text:tab/><text:span text:style-name="T133">rescan PCI devices</text:span></text:p>
      <text:p text:style-name="P90">sudo lspci -M<text:tab/><text:tab/><text:tab/><text:tab/><text:tab/>invoke <text:span text:style-name="T162">bus mapping mode</text:span></text:p>
      <text:p text:style-name="P91">lspci -A help<text:tab/><text:tab/><text:tab/><text:tab/><text:tab/><text:tab/><text:span text:style-name="T163">PCI access methods</text:span></text:p>
      <text:p text:style-name="P92">man pcilib<text:tab/><text:tab/><text:tab/><text:tab/><text:tab/><text:tab/><text:span text:style-name="T165">know about the </text:span><text:span text:style-name="T164">library lspci use</text:span></text:p>
      <text:p text:style-name="P93">lspci -F file<text:tab/><text:tab/><text:tab/><text:tab/><text:tab/><text:tab/><text:span text:style-name="T171">use file as cfg </text:span><text:span text:style-name="T172">space info source</text:span></text:p>
      <text:p text:style-name="P94">lspci -m<text:tab/><text:tab/><text:tab/><text:tab/><text:tab/><text:tab/><text:tab/>display in machine readable format</text:p>
      <text:p text:style-name="P93"/>
      <text:p text:style-name="P95">setpci<text:tab/><text:tab/><text:tab/><text:tab/><text:tab/><text:tab/><text:tab/>configure PCI devices</text:p>
      <text:p text:style-name="P95"/>
      <text:p text:style-name="P75">**<text:span text:style-name="T73">USB</text:span>**</text:p>
      <text:list xml:id="list166997293" text:style-name="WWNum12">
        <text:list-header>
          <text:p text:style-name="P113">lsusb</text:p>
          <text:p text:style-name="P107"><text:bookmark text:name="_Toc48743927"/></text:p>
          <text:p text:style-name="P107">**<text:span text:style-name="T74">Disk</text:span>**</text:p>
        </text:list-header>
      </text:list>
      <text:list xml:id="list2292648642" text:style-name="WWNum13">
        <text:list-header>
          <text:p text:style-name="P108">sg_…<text:tab/><text:tab/>sudo apt-get install sg3-utils, man sg3_utils, <text:span text:style-name="T75">including series of sg_* commands.</text:span></text:p>
        </text:list-header>
      </text:list>
      <text:p text:style-name="P31"><text:span text:style-name="T76">s</text:span>g_scan</text:p>
      <text:p text:style-name="P31"><text:span text:style-name="T76">s</text:span>g_sat_identify /dev/sda<text:tab/><text:tab/><text:tab/><text:span text:style-name="T174">send Identify </text:span><text:span text:style-name="T175">device </text:span><text:span text:style-name="T174">command, </text:span><text:span text:style-name="T176">use it get identify word</text:span></text:p>
      <text:list xml:id="list1423682471" text:style-name="WWNum14">
        <text:list-header>
          <text:p text:style-name="P109">smartctl -s /dev/sda</text:p>
          <text:p text:style-name="P109">hdparm -I /dev/sda</text:p>
          <text:p text:style-name="P109"><text:span text:style-name="T120">sudo </text:span>fdisk -l<text:tab/><text:tab/><text:span text:style-name="T118">list </text:span><text:span text:style-name="T120">all disk and their </text:span><text:span text:style-name="T119">partition tables</text:span></text:p>
          <text:p text:style-name="P110">sfdisk </text:p>
          <text:p text:style-name="P110">cfdisk</text:p>
          <text:p text:style-name="P109">parted -l</text:p>
          <text:p text:style-name="P109">df -h</text:p>
          <text:p text:style-name="P109">lsblk</text:p>
          <text:p text:style-name="P109">blkid<text:bookmark text:name="_Toc48743928"/></text:p>
          <text:p text:style-name="P109"/>
          <text:p text:style-name="P109">**<text:span text:style-name="T77">gfx</text:span>**</text:p>
        </text:list-header>
      </text:list>
      <text:list xml:id="list629294806" text:style-name="WWNum15">
        <text:list-header>
          <text:p text:style-name="P111">glxinfo</text:p>
        </text:list-header>
      </text:list>
      <text:p text:style-name="P75"/>
      <text:p text:style-name="P75">**<text:span text:style-name="T83">system</text:span>**</text:p>
      <text:p text:style-name="P76">id</text:p>
      <text:p text:style-name="P76">modeprobe</text:p>
      <text:p text:style-name="P77"><text:soft-page-break/>lsmod</text:p>
      <text:p text:style-name="P78">modinfo</text:p>
      <text:p text:style-name="P79">lnsmod</text:p>
      <text:p text:style-name="P80">depmod</text:p>
      <text:p text:style-name="P81">init</text:p>
      <text:p text:style-name="P41"><text:span text:style-name="T84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1">driver/devices**</text:span></text:p>
      <text:p text:style-name="P62">cat /<text:span text:style-name="T48">proc/devices<text:tab/><text:tab/></text:span><text:span text:style-name="T49">list all current loaded devices </text:span><text:span text:style-name="T50">and driver major </text:span><text:span text:style-name="T51">number.</text:span></text:p>
      <text:p text:style-name="P62"><text:span text:style-name="T51"><text:tab/><text:tab/><text:tab/><text:tab/><text:tab/></text:span><text:span text:style-name="T52">Major = device type</text:span></text:p>
      <text:p text:style-name="P62"><text:span text:style-name="T52"><text:tab/><text:tab/><text:tab/><text:tab/><text:tab/></text:span><text:span text:style-name="T53">Minor = device </text:span><text:span text:style-name="T54">name</text:span></text:p>
      <text:p text:style-name="P63"><text:span text:style-name="T173">u</text:span>dev<text:tab/><text:tab/><text:tab/><text:tab/><text:span text:style-name="T132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5">system log</text:span>**</text:p>
      <text:p text:style-name="P31">last reboot<text:bookmark text:name="_Toc48743931"/></text:p>
      <text:p text:style-name="P31"/>
      <text:p text:style-name="P31">**<text:span text:style-name="T86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78">power management</text:span>**</text:p>
      <text:p text:style-name="P31"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/>
      <text:p text:style-name="P31"><text:bookmark-start text:name="_Toc48743933"/>*<text:bookmark-end text:name="_Toc48743933"/>*<text:span text:style-name="T79">debug</text:span>**</text:p>
      <text:p text:style-name="P31">strace<text:bookmark text:name="_Toc48743935"/><text:bookmark text:name="_Toc48743934"/><text:tab/><text:tab/><text:tab/><text:tab/><text:span text:style-name="T117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88">s</text:span>et<text:tab/><text:tab/><text:span text:style-name="T87">check </text:span>session’s environment</text:p>
      <text:p text:style-name="P31"><text:span text:style-name="T89">x</text:span>term<text:tab/><text:span text:style-name="T90">open a </text:span>terminal<text:bookmark text:name="_Toc4874394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6.2$Linux_X86_64 LibreOffice_project/40$Build-2</meta:generator>
    <dc:date>2020-10-22T12:33:02.277400691</dc:date>
    <meta:editing-duration>PT17H53M50S</meta:editing-duration>
    <meta:editing-cycles>399</meta:editing-cycles>
    <meta:document-statistic meta:table-count="0" meta:image-count="0" meta:object-count="0" meta:page-count="6" meta:paragraph-count="259" meta:word-count="1243" meta:character-count="8414" meta:non-whitespace-character-count="6677"/>
  </office:meta>
</office:document-meta>
</file>